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7800000401B7ABBFF4.png" manifest:media-type="image/png"/>
  <manifest:file-entry manifest:full-path="Pictures/10000001000006BE000003920B3038B7.png" manifest:media-type="image/png"/>
  <manifest:file-entry manifest:full-path="Pictures/1000000100000760000003EB8B84A383.png" manifest:media-type="image/png"/>
  <manifest:file-entry manifest:full-path="Pictures/100000010000064D000003EB2717B57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12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417in" svg:y="0.039in" svg:width="6.9252in" svg:height="3.7118in" draw:z-index="0"><draw:image xlink:href="Pictures/100000010000077800000401B7ABBFF4.png" xlink:type="simple" xlink:show="embed" xlink:actuate="onLoad" draw:mime-type="image/png"/></draw:frame><draw:frame draw:style-name="fr2" draw:name="Image3" text:anchor-type="char" svg:x="0.0209in" svg:y="3.9957in" svg:width="6.9252in" svg:height="3.6665in" draw:z-index="2"><draw:image xlink:href="Pictures/10000001000006BE000003920B3038B7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1146in" svg:y="0.1228in" svg:width="6.9252in" svg:height="3.6783in" draw:z-index="1"><draw:image xlink:href="Pictures/1000000100000760000003EB8B84A383.png" xlink:type="simple" xlink:show="embed" xlink:actuate="onLoad" draw:mime-type="image/png"/></draw:frame><text:soft-page-break/></text:p>
      <text:p text:style-name="Standard"><draw:frame draw:style-name="fr2" draw:name="Image4" text:anchor-type="char" svg:x="0.0937in" svg:y="0.0457in" svg:width="6.9252in" svg:height="4.3055in" draw:z-index="3"><draw:image xlink:href="Pictures/100000010000064D000003EB2717B5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20:29:29.012552900</meta:creation-date>
    <dc:date>2026-03-30T20:31:53.947540400</dc:date>
    <meta:editing-duration>PT2M25S</meta:editing-duration>
    <meta:editing-cycles>1</meta:editing-cycles>
    <meta:document-statistic meta:table-count="0" meta:image-count="4" meta:object-count="0" meta:page-count="3" meta:paragraph-count="1" meta:word-count="0" meta:character-count="1" meta:non-whitespace-character-count="0"/>
    <meta:generator>LibreOffice/25.8.5.2$Windows_AARCH64 LibreOffice_project/9c8b85f387cc00a89945a79c9e6239f32e450ac2</meta:generator>
  </office:meta>
</office:document-meta>
</file>